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c0b21" officeooo:paragraph-rsid="000c0b2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c0b21" officeooo:paragraph-rsid="000c0b21" style:font-size-asian="15.75pt" style:font-weight-asian="normal" style:font-size-complex="1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normal" officeooo:rsid="000c0b21" officeooo:paragraph-rsid="000c0b21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c0b2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04cm" style:font-size-asian="12pt"/>
    </style:style>
    <style:style style:name="T3" style:family="text">
      <style:text-properties fo:font-size="18pt" fo:font-weight="normal" officeooo:rsid="000c0b21" style:font-size-asian="18pt" style:font-weight-asian="normal" style:font-size-complex="18pt" style:font-weight-complex="normal"/>
    </style:style>
    <style:style style:name="T4" style:family="text">
      <style:text-properties style:font-size-asian="18pt"/>
    </style:style>
    <style:style style:name="T5" style:family="text">
      <style:text-properties fo:letter-spacing="-0.014cm" style:font-size-asian="18pt"/>
    </style:style>
    <style:style style:name="T6" style:family="text">
      <style:text-properties fo:letter-spacing="-0.004cm" style:font-size-asian="18pt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style:font-size-asian="18pt"/>
    </style:style>
    <style:style style:name="T8" style:family="text">
      <style:text-properties fo:font-variant="normal" fo:text-transform="none" fo:color="#202124" style:font-name="arial" fo:font-size="18pt" fo:letter-spacing="normal" fo:font-style="normal" fo:font-weight="normal" style:font-size-asian="18pt" style:font-size-complex="18pt"/>
    </style:style>
    <style:style style:name="T9" style:family="text">
      <style:text-properties fo:font-variant="normal" fo:text-transform="none" fo:color="#202124" fo:letter-spacing="normal" style:font-size-asian="18pt"/>
    </style:style>
    <style:style style:name="T10" style:family="text">
      <style:text-properties fo:font-variant="normal" fo:text-transform="none" fo:color="#202124" fo:font-size="18pt" fo:letter-spacing="normal" style:font-size-asian="18pt" style:font-size-complex="18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Learning Worksheet-2</text:p>
      <text:p text:style-name="P1"/>
      <text:p text:style-name="P1"/>
      <text:p text:style-name="P2">Q.13 Is K sensitive to outliers?</text:p>
      <text:p text:style-name="P2"><text:s text:c="8"/>The k-means clustering algorithm is sensitive to outliers, because a mean is easily influenced by extreme values. Mean is greatly influenced by the outliers and thus cannot represent the correct cluster center.</text:p>
      <text:p text:style-name="P2"/>
      <text:p text:style-name="P2"/>
      <text:p text:style-name="P2">Q.14<text:span text:style-name="T4"> Why is K means</text:span><text:span text:style-name="T5"> </text:span><text:span text:style-name="T4">better?</text:span></text:p>
      <text:list xml:id="list951864125" text:style-name="L1">
        <text:list-item>
          <text:p text:style-name="P3"><text:span text:style-name="T4"><text:s/>Relatively simple to implement </text:span></text:p>
        </text:list-item>
        <text:list-item>
          <text:p text:style-name="P3"><text:span text:style-name="T4">scales to large data sets </text:span></text:p>
        </text:list-item>
        <text:list-item>
          <text:p text:style-name="P3"><text:span text:style-name="T4">guarantees convergence </text:span></text:p>
        </text:list-item>
        <text:list-item>
          <text:p text:style-name="P3"><text:span text:style-name="T4">easily adapts to new examples </text:span></text:p>
        </text:list-item>
        <text:list-item>
          <text:p text:style-name="P3"><text:span text:style-name="T4">generalizes to cluster of different shapes and sizes </text:span></text:p>
        </text:list-item>
      </text:list>
      <text:p text:style-name="P2"><text:span text:style-name="T4"/></text:p>
      <text:p text:style-name="P2"><text:span text:style-name="T4"/></text:p>
      <text:p text:style-name="P2"><text:span text:style-name="T4">Q.15 Is K means a deterministic</text:span><text:span text:style-name="T6"> </text:span><text:span text:style-name="T4">algorithm?</text:span></text:p>
      <text:p text:style-name="P4"><text:span text:style-name="T3"><text:s text:c="9"/></text:span><text:span text:style-name="T8">The basic k-means clustering is based on a non-deterministic algorithm. This means that running the algorithm several times on the same data, could give different results. However, to ensure consistent results, FCS Express performs k-means clustering using a deterministic metho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0:13:12.259196132</meta:creation-date>
    <dc:date>2021-04-06T00:24:34.814947567</dc:date>
    <meta:editing-duration>PT1M22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23" meta:character-count="810" meta:non-whitespace-character-count="680"/>
  </office:meta>
</office:document-meta>
</file>